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85in" fo:margin-top="0in" fo:margin-bottom="0in" table:align="left" style:writing-mode="lr-tb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6931in" style:rel-width="100%" fo:margin-left="-0.0785in" fo:margin-top="0in" fo:margin-bottom="0in" table:align="left" style:writing-mode="lr-tb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A6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text-align="center" style:justify-single-word="false"/>
      <style:text-properties officeooo:paragraph-rsid="000f6151"/>
    </style:style>
    <style:style style:name="P2" style:family="paragraph" style:parent-style-name="Standard">
      <style:paragraph-properties fo:text-align="center" style:justify-single-word="false"/>
      <style:text-properties fo:language="lt" fo:country="LT" officeooo:paragraph-rsid="000f6151"/>
    </style:style>
    <style:style style:name="P3" style:family="paragraph" style:parent-style-name="Standard">
      <style:text-properties officeooo:paragraph-rsid="000f9845"/>
    </style:style>
    <style:style style:name="P4" style:family="paragraph" style:parent-style-name="Standard">
      <style:paragraph-properties fo:margin-left="1.5228in" fo:margin-right="0in" fo:text-align="end" style:justify-single-word="false" fo:text-indent="1.4772in" style:auto-text-indent="false"/>
      <style:text-properties officeooo:paragraph-rsid="000f6151"/>
    </style:style>
    <style:style style:name="P5" style:family="paragraph" style:parent-style-name="Standard">
      <style:paragraph-properties fo:margin-left="0in" fo:margin-right="0in" fo:text-align="end" style:justify-single-word="false" fo:text-indent="1.4772in" style:auto-text-indent="false"/>
      <style:text-properties officeooo:paragraph-rsid="000f6151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lt" fo:country="LT" officeooo:paragraph-rsid="000f6151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lt" fo:country="LT" officeooo:rsid="000f7143" officeooo:paragraph-rsid="000f7143"/>
    </style:style>
    <style:style style:name="P8" style:family="paragraph" style:parent-style-name="Paragrafas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officeooo:paragraph-rsid="000f9845" style:font-name-asian="Times New Roman1" style:language-asian="lt" style:country-asian="LT" style:font-name-complex="Times New Roman1" style:font-size-complex="10pt"/>
    </style:style>
    <style:style style:name="P9" style:family="paragraph" style:parent-style-name="Paragrafas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officeooo:rsid="000f9845" officeooo:paragraph-rsid="000f9845" style:font-name-asian="Times New Roman1" style:language-asian="lt" style:country-asian="LT" style:font-name-complex="Times New Roman1" style:font-size-complex="10pt"/>
    </style:style>
    <style:style style:name="P10" style:family="paragraph" style:parent-style-name="Paragrafas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officeooo:rsid="0010107c" officeooo:paragraph-rsid="0010107c" style:font-name-asian="Times New Roman1" style:language-asian="lt" style:country-asian="LT" style:font-name-complex="Times New Roman1" style:font-size-complex="10pt"/>
    </style:style>
    <style:style style:name="P11" style:family="paragraph" style:parent-style-name="Paragrafas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officeooo:rsid="0012719f" officeooo:paragraph-rsid="0012719f" style:font-name-asian="Times New Roman1" style:language-asian="lt" style:country-asian="LT" style:font-name-complex="Times New Roman1" style:font-size-complex="10pt"/>
    </style:style>
    <style:style style:name="P12" style:family="paragraph" style:parent-style-name="Text_20_body">
      <style:text-properties officeooo:paragraph-rsid="000f9845"/>
    </style:style>
    <style:style style:name="P13" style:family="paragraph" style:parent-style-name="Text_20_body">
      <style:text-properties fo:language="lt" fo:country="LT" officeooo:rsid="000f9845" officeooo:paragraph-rsid="000f9845"/>
    </style:style>
    <style:style style:name="P14" style:family="paragraph" style:parent-style-name="Text_20_body">
      <style:text-properties officeooo:rsid="0010107c" officeooo:paragraph-rsid="0010107c"/>
    </style:style>
    <style:style style:name="P15" style:family="paragraph" style:parent-style-name="Text_20_body">
      <style:text-properties officeooo:rsid="0011293d" officeooo:paragraph-rsid="0011293d"/>
    </style:style>
    <style:style style:name="P16" style:family="paragraph" style:parent-style-name="Text_20_body">
      <style:text-properties officeooo:rsid="0012719f" officeooo:paragraph-rsid="0012719f"/>
    </style:style>
    <style:style style:name="P17" style:family="paragraph" style:parent-style-name="Text_20_body">
      <style:text-properties officeooo:paragraph-rsid="0012719f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officeooo:paragraph-rsid="000f6151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lt" fo:country="LT" officeooo:rsid="000f9845" officeooo:paragraph-rsid="000f9845"/>
    </style:style>
    <style:style style:name="P20" style:family="paragraph" style:parent-style-name="Text_20_body" style:list-style-name="L1">
      <style:text-properties fo:language="lt" fo:country="LT" officeooo:rsid="000f9845" officeooo:paragraph-rsid="000f9845"/>
    </style:style>
    <style:style style:name="P21" style:family="paragraph" style:parent-style-name="Text_20_body" style:list-style-name="L2">
      <style:text-properties officeooo:rsid="000f9845" officeooo:paragraph-rsid="000f9845"/>
    </style:style>
    <style:style style:name="P22" style:family="paragraph" style:parent-style-name="Text_20_body" style:list-style-name="L3">
      <style:text-properties officeooo:rsid="000f9845" officeooo:paragraph-rsid="000f9845"/>
    </style:style>
    <style:style style:name="P23" style:family="paragraph" style:parent-style-name="Text_20_body" style:list-style-name="L4">
      <style:text-properties officeooo:rsid="0010107c" officeooo:paragraph-rsid="0010107c"/>
    </style:style>
    <style:style style:name="P24" style:family="paragraph" style:parent-style-name="Text_20_body" style:list-style-name="L5">
      <style:text-properties officeooo:rsid="0011293d" officeooo:paragraph-rsid="0011293d"/>
    </style:style>
    <style:style style:name="P25" style:family="paragraph" style:parent-style-name="Text_20_body" style:list-style-name="L6">
      <style:text-properties officeooo:rsid="0011293d" officeooo:paragraph-rsid="0011293d"/>
    </style:style>
    <style:style style:name="P26" style:family="paragraph" style:parent-style-name="Text_20_body" style:list-style-name="L7">
      <style:text-properties officeooo:rsid="0011293d" officeooo:paragraph-rsid="0011293d"/>
    </style:style>
    <style:style style:name="P27" style:family="paragraph" style:parent-style-name="Text_20_body" style:list-style-name="L8">
      <style:text-properties officeooo:rsid="0011293d" officeooo:paragraph-rsid="0011293d"/>
    </style:style>
    <style:style style:name="P28" style:family="paragraph" style:parent-style-name="Text_20_body" style:list-style-name="L8">
      <style:text-properties officeooo:rsid="0012719f" officeooo:paragraph-rsid="0012719f"/>
    </style:style>
    <style:style style:name="P29" style:family="paragraph" style:parent-style-name="Text_20_body" style:list-style-name="L9">
      <style:text-properties officeooo:rsid="0012719f" officeooo:paragraph-rsid="0012719f"/>
    </style:style>
    <style:style style:name="P30" style:family="paragraph" style:parent-style-name="Text_20_body" style:list-style-name="L10">
      <style:text-properties officeooo:rsid="0012719f" officeooo:paragraph-rsid="0012719f"/>
    </style:style>
    <style:style style:name="P31" style:family="paragraph" style:parent-style-name="Text_20_body" style:list-style-name="L11">
      <style:text-properties officeooo:rsid="0012719f" officeooo:paragraph-rsid="0012719f"/>
    </style:style>
    <style:style style:name="P32" style:family="paragraph" style:parent-style-name="Text_20_body" style:list-style-name="L12">
      <style:text-properties officeooo:rsid="0012719f" officeooo:paragraph-rsid="0012719f"/>
    </style:style>
    <style:style style:name="P33" style:family="paragraph" style:parent-style-name="Paragrafa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weight="bold" officeooo:paragraph-rsid="000f9845" style:font-name-asian="Times New Roman1" style:language-asian="lt" style:country-asian="LT" style:font-weight-asian="bold" style:font-name-complex="Times New Roman1" style:font-size-complex="10pt"/>
    </style:style>
    <style:style style:name="P34" style:family="paragraph" style:parent-style-name="Paragrafas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weight="bold" officeooo:paragraph-rsid="0012719f" style:font-name-asian="Times New Roman1" style:language-asian="lt" style:country-asian="LT" style:font-weight-asian="bold" style:font-name-complex="Times New Roman1" style:font-size-complex="10pt"/>
    </style:style>
    <style:style style:name="P35" style:family="paragraph" style:parent-style-name="Heading_20_1">
      <style:text-properties fo:language="lt" fo:country="LT" officeooo:rsid="000f9845" officeooo:paragraph-rsid="000f9845"/>
    </style:style>
    <style:style style:name="P36" style:family="paragraph" style:parent-style-name="Heading_20_1">
      <style:text-properties officeooo:rsid="000f9845" officeooo:paragraph-rsid="000f9845"/>
    </style:style>
    <style:style style:name="P37" style:family="paragraph" style:parent-style-name="Heading_20_1">
      <style:text-properties officeooo:rsid="0011293d" officeooo:paragraph-rsid="0011293d"/>
    </style:style>
    <style:style style:name="P38" style:family="paragraph" style:parent-style-name="Heading_20_1">
      <style:text-properties officeooo:rsid="0012719f" officeooo:paragraph-rsid="0012719f"/>
    </style:style>
    <style:style style:name="P39" style:family="paragraph" style:parent-style-name="Heading_20_1">
      <style:paragraph-properties fo:break-before="page"/>
      <style:text-properties fo:language="lt" fo:country="LT" officeooo:rsid="000f9845" officeooo:paragraph-rsid="000f9845"/>
    </style:style>
    <style:style style:name="P40" style:family="paragraph" style:parent-style-name="Heading_20_1">
      <style:paragraph-properties fo:break-before="page"/>
      <style:text-properties officeooo:rsid="0010107c" officeooo:paragraph-rsid="0010107c"/>
    </style:style>
    <style:style style:name="P41" style:family="paragraph" style:parent-style-name="Heading_20_1">
      <style:paragraph-properties fo:break-before="page"/>
      <style:text-properties officeooo:rsid="0011293d" officeooo:paragraph-rsid="0011293d"/>
    </style:style>
    <style:style style:name="P42" style:family="paragraph" style:parent-style-name="Heading_20_1">
      <style:paragraph-properties fo:break-before="page"/>
      <style:text-properties officeooo:rsid="0012719f" officeooo:paragraph-rsid="0012719f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T1" style:family="text">
      <style:text-properties fo:color="#000000" style:font-name="Times New Roman" fo:font-size="12pt" fo:language="lt" fo:country="LT" fo:background-color="#ffffff" loext:char-shading-value="0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language="lt" fo:country="LT" officeooo:rsid="000f6151" fo:background-color="#ffffff" loext:char-shading-value="0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language="lt" fo:country="LT" fo:font-weight="bold" officeooo:rsid="000f6151" fo:background-color="#ffffff" loext:char-shading-value="0" style:font-size-asian="12pt" style:font-weight-asian="bold" style:font-name-complex="Times New Roman1" style:font-size-complex="12pt"/>
    </style:style>
    <style:style style:name="T4" style:family="text">
      <style:text-properties fo:color="#000000" style:font-name="Times New Roman" fo:font-size="13pt" fo:language="lt" fo:country="LT" fo:background-color="#ffffff" loext:char-shading-value="0" style:font-size-asian="13pt" style:font-name-complex="Times New Roman1" style:font-size-complex="13pt"/>
    </style:style>
    <style:style style:name="T5" style:family="text">
      <style:text-properties fo:color="#000000" style:font-name="Times New Roman" fo:font-size="14pt" fo:language="lt" fo:country="LT" fo:font-weight="bold" fo:background-color="#ffffff" loext:char-shading-value="0" style:font-size-asian="14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6pt" fo:language="lt" fo:country="LT" fo:font-weight="bold" fo:background-color="#ffffff" loext:char-shading-value="0" style:font-size-asian="16pt" style:font-weight-asian="bold" style:font-name-complex="Times New Roman1" style:font-size-complex="12pt"/>
    </style:style>
    <style:style style:name="T7" style:family="text">
      <style:text-properties officeooo:rsid="000f9845"/>
    </style:style>
    <style:style style:name="T8" style:family="text">
      <style:text-properties officeooo:rsid="0012719f"/>
    </style:style>
    <style:style style:name="T9" style:family="text">
      <style:text-properties officeooo:rsid="001b163d"/>
    </style:style>
    <style:style style:name="T10" style:family="text">
      <style:text-properties officeooo:rsid="001c01f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apple-converted-space"><text:span text:style-name="T4">VILNIAUS UNIVERSITETAS</text:span></text:span></text:p>
      <text:p text:style-name="P1"><text:span text:style-name="apple-converted-space"><text:span text:style-name="T4">MATEMETIKOS IR INFORMATIKOS FAKULTETAS</text:span></text:span></text:p>
      <text:p text:style-name="P1"><text:span text:style-name="apple-converted-space"><text:span text:style-name="T4">PROGRAMŲ SISTEMŲ KATEDRA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apple-converted-space"><text:span text:style-name="T6">Programos „Užrašų knygelė“ testavimo planas</text:span></text:span></text:p>
      <text:p text:style-name="P1"><text:span text:style-name="apple-converted-space"><text:span text:style-name="T5">Programų sistemų testavimo antrojo praktinė užduotis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apple-converted-space"><text:span text:style-name="T1">Atliko: 4 kurso, </text:span></text:span><text:span text:style-name="apple-converted-space"><text:span text:style-name="T2">1</text:span></text:span><text:span text:style-name="apple-converted-space"><text:span text:style-name="T1"> grupės studentas:</text:span></text:span></text:p>
      <text:p text:style-name="P4"><text:span text:style-name="apple-converted-space"><text:span text:style-name="T3">Rytis Karpuška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ilnius - 2014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Turinys</text:p>
          </text:index-title>
          <text:p text:style-name="P43"><text:a xlink:type="simple" xlink:href="#__RefHeading__502_1094760694" text:style-name="Index_20_Link" text:visited-style-name="Index_20_Link">1. Testavimo plano identifikatorius<text:tab/>3</text:a></text:p>
          <text:p text:style-name="P43"><text:a xlink:type="simple" xlink:href="#__RefHeading__504_1094760694" text:style-name="Index_20_Link" text:visited-style-name="Index_20_Link">2. Nuorodos<text:tab/>3</text:a></text:p>
          <text:p text:style-name="P43"><text:a xlink:type="simple" xlink:href="#__RefHeading__506_1094760694" text:style-name="Index_20_Link" text:visited-style-name="Index_20_Link">3. Įžanga<text:tab/>3</text:a></text:p>
          <text:p text:style-name="P43"><text:a xlink:type="simple" xlink:href="#__RefHeading__508_1094760694" text:style-name="Index_20_Link" text:visited-style-name="Index_20_Link">4. Testavimo objektai<text:tab/>3</text:a></text:p>
          <text:p text:style-name="P43"><text:a xlink:type="simple" xlink:href="#__RefHeading__510_1094760694" text:style-name="Index_20_Link" text:visited-style-name="Index_20_Link">5. Programinės įrangos rizikos<text:tab/>3</text:a></text:p>
          <text:p text:style-name="P43"><text:a xlink:type="simple" xlink:href="#__RefHeading__512_1094760694" text:style-name="Index_20_Link" text:visited-style-name="Index_20_Link">6. Testuojamas savybės<text:tab/>3</text:a></text:p>
          <text:p text:style-name="P43"><text:a xlink:type="simple" xlink:href="#__RefHeading__514_1094760694" text:style-name="Index_20_Link" text:visited-style-name="Index_20_Link">7. Netestuojamos savybės<text:tab/>4</text:a></text:p>
          <text:p text:style-name="P43"><text:a xlink:type="simple" xlink:href="#__RefHeading__516_1094760694" text:style-name="Index_20_Link" text:visited-style-name="Index_20_Link">8. Testavimo taktika<text:tab/>4</text:a></text:p>
          <text:p text:style-name="P43"><text:a xlink:type="simple" xlink:href="#__RefHeading__518_1094760694" text:style-name="Index_20_Link" text:visited-style-name="Index_20_Link">9. Sėkmingo/nesėkmingo testavimo kriterijai<text:tab/>4</text:a></text:p>
          <text:p text:style-name="P43"><text:a xlink:type="simple" xlink:href="#__RefHeading__520_1094760694" text:style-name="Index_20_Link" text:visited-style-name="Index_20_Link">10. Sustabdymo ir pratęsimo kriterijai<text:tab/>4</text:a></text:p>
          <text:p text:style-name="P43"><text:a xlink:type="simple" xlink:href="#__RefHeading__522_1094760694" text:style-name="Index_20_Link" text:visited-style-name="Index_20_Link">11. Planuojami darbo produktai<text:tab/>5</text:a></text:p>
          <text:p text:style-name="P43"><text:a xlink:type="simple" xlink:href="#__RefHeading__524_1094760694" text:style-name="Index_20_Link" text:visited-style-name="Index_20_Link">12. Likusios testavimo užduotys<text:tab/>5</text:a></text:p>
          <text:p text:style-name="P43"><text:a xlink:type="simple" xlink:href="#__RefHeading__526_1094760694" text:style-name="Index_20_Link" text:visited-style-name="Index_20_Link">13. Aplinkos reikalavimai<text:tab/>5</text:a></text:p>
          <text:p text:style-name="P43"><text:a xlink:type="simple" xlink:href="#__RefHeading__528_1094760694" text:style-name="Index_20_Link" text:visited-style-name="Index_20_Link">14. Kompetencijų ir mokymų poreikiai<text:tab/>5</text:a></text:p>
          <text:p text:style-name="P43"><text:a xlink:type="simple" xlink:href="#__RefHeading__530_1094760694" text:style-name="Index_20_Link" text:visited-style-name="Index_20_Link">15. Atsakomybės<text:tab/>5</text:a></text:p>
          <text:p text:style-name="P43"><text:a xlink:type="simple" xlink:href="#__RefHeading__532_1094760694" text:style-name="Index_20_Link" text:visited-style-name="Index_20_Link">16. Grafikas<text:tab/>5</text:a></text:p>
          <text:p text:style-name="P43"><text:a xlink:type="simple" xlink:href="#__RefHeading__534_1094760694" text:style-name="Index_20_Link" text:visited-style-name="Index_20_Link">17. Rizikos ir nenumatyti atvejai<text:tab/>6</text:a></text:p>
          <text:p text:style-name="P43"><text:a xlink:type="simple" xlink:href="#__RefHeading__536_1094760694" text:style-name="Index_20_Link" text:visited-style-name="Index_20_Link">18. Patvirtinimai<text:tab/>6</text:a></text:p>
        </text:index-body>
      </text:table-of-content>
      <text:p text:style-name="P19"/>
      <text:h text:style-name="P39" text:outline-level="1"><text:bookmark-start text:name="__RefHeading__502_1094760694"/>1. Testavimo plano identifikatorius<text:bookmark-end text:name="__RefHeading__502_1094760694"/></text:h>
      <text:p text:style-name="P13">UK_TP_V1.0</text:p>
      <text:p text:style-name="P13"/>
      <text:h text:style-name="P35" text:outline-level="1"><text:bookmark-start text:name="__RefHeading__504_1094760694"/>2. Nuorodos<text:bookmark-end text:name="__RefHeading__504_1094760694"/></text:h>
      <text:list xml:id="list8049696014167968090" text:style-name="L1">
        <text:list-item>
          <text:p text:style-name="P20">Programos reikalavimų specifikacija „uzrasu-knygele-reikalavimu-specifikacija.pdf“ </text:p>
        </text:list-item>
      </text:list>
      <text:h text:style-name="P36" text:outline-level="1"><text:bookmark-start text:name="__RefHeading__506_1094760694"/>3. Įžanga<text:bookmark-end text:name="__RefHeading__506_1094760694"/></text:h>
      <text:p text:style-name="P12"><text:tab/><text:span text:style-name="T7">Šis testavimo planas atitinka IEEE 829 standartą. Jis yra skirtas programos „Užrašų knygelė“ testavimui atlikti. Testavimo planas rengiamas pagal programinės įrangos reikalavimų specifikaciją. Testavimo planas yra „Master“ lygmens.</text:span></text:p>
      <text:h text:style-name="P36" text:outline-level="1"><text:bookmark-start text:name="__RefHeading__508_1094760694"/>4. Testavimo objektai<text:bookmark-end text:name="__RefHeading__508_1094760694"/></text:h>
      <text:list xml:id="list3125156496511833833" text:style-name="L2">
        <text:list-item>
          <text:p text:style-name="P21">Funkciniai reikalavimai</text:p>
        </text:list-item>
        <text:list-item>
          <text:p text:style-name="P21">Nefunkciniai reikalavimai</text:p>
        </text:list-item>
      </text:list>
      <text:h text:style-name="P36" text:outline-level="1"><text:bookmark-start text:name="__RefHeading__510_1094760694"/>5. Programinės įrangos rizikos<text:bookmark-end text:name="__RefHeading__510_1094760694"/></text:h>
      <text:list xml:id="list3209830136725851659" text:style-name="L3">
        <text:list-item>
          <text:p text:style-name="P22">Duomenų apsauga</text:p>
        </text:list-item>
        <text:list-item>
          <text:p text:style-name="P22">Prasta dokumentacija</text:p>
        </text:list-item>
        <text:list-item>
          <text:p text:style-name="P22">Didelis defektų skaičius</text:p>
        </text:list-item>
        <text:list-item>
          <text:p text:style-name="P22">Duomenų praradimas</text:p>
        </text:list-item>
      </text:list>
      <text:h text:style-name="P36" text:outline-level="1"><text:bookmark-start text:name="__RefHeading__512_1094760694"/>6. Testuojamas savybės<text:bookmark-end text:name="__RefHeading__512_1094760694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Savybė</text:p>
          </table:table-cell>
          <table:table-cell table:style-name="Table1.A1" office:value-type="string">
            <text:p text:style-name="P33">Rizikos lygmuo</text:p>
          </table:table-cell>
        </table:table-row>
        <table:table-row table:style-name="Table1.1">
          <table:table-cell table:style-name="Table1.A1" office:value-type="string">
            <text:p text:style-name="P8">Peržiūrėti užrašų sąrašą</text:p>
          </table:table-cell>
          <table:table-cell table:style-name="Table1.A1" office:value-type="string">
            <text:p text:style-name="P9">Didelis</text:p>
          </table:table-cell>
        </table:table-row>
        <table:table-row table:style-name="Table1.1">
          <table:table-cell table:style-name="Table1.A1" office:value-type="string">
            <text:p text:style-name="P8">Filtruoti užrašų sąrašą</text:p>
          </table:table-cell>
          <table:table-cell table:style-name="Table1.A1" office:value-type="string">
            <text:p text:style-name="P8">Vidutinis</text:p>
          </table:table-cell>
        </table:table-row>
        <table:table-row table:style-name="Table1.1">
          <table:table-cell table:style-name="Table1.A1" office:value-type="string">
            <text:p text:style-name="P8">Peržiūrėti užrašą</text:p>
          </table:table-cell>
          <table:table-cell table:style-name="Table1.A1" office:value-type="string">
            <text:p text:style-name="P9">Didelis</text:p>
          </table:table-cell>
        </table:table-row>
        <table:table-row table:style-name="Table1.1">
          <table:table-cell table:style-name="Table1.A1" office:value-type="string">
            <text:p text:style-name="P8">Redaguoti užrašą</text:p>
          </table:table-cell>
          <table:table-cell table:style-name="Table1.A1" office:value-type="string">
            <text:p text:style-name="P8">Vidutinis</text:p>
          </table:table-cell>
        </table:table-row>
        <table:table-row table:style-name="Table1.1">
          <table:table-cell table:style-name="Table1.A1" office:value-type="string">
            <text:p text:style-name="P8">Ištrinti užrašą</text:p>
          </table:table-cell>
          <table:table-cell table:style-name="Table1.A1" office:value-type="string">
            <text:p text:style-name="P8">Didelis</text:p>
          </table:table-cell>
        </table:table-row>
        <table:table-row table:style-name="Table1.1">
          <table:table-cell table:style-name="Table1.A1" office:value-type="string">
            <text:p text:style-name="P8">Sukurti užrašą</text:p>
          </table:table-cell>
          <table:table-cell table:style-name="Table1.A1" office:value-type="string">
            <text:p text:style-name="P8">Didelis</text:p>
          </table:table-cell>
        </table:table-row>
        <table:table-row table:style-name="Table1.1">
          <table:table-cell table:style-name="Table1.A1" office:value-type="string">
            <text:p text:style-name="P8">Priminimo pateikimas</text:p>
          </table:table-cell>
          <table:table-cell table:style-name="Table1.A1" office:value-type="string">
            <text:p text:style-name="P9">Didelis</text:p>
          </table:table-cell>
        </table:table-row>
        <table:table-row table:style-name="Table1.1">
          <table:table-cell table:style-name="Table1.A1" office:value-type="string">
            <text:p text:style-name="P10">Duomenų formatas</text:p>
          </table:table-cell>
          <table:table-cell table:style-name="Table1.A1" office:value-type="string">
            <text:p text:style-name="P8">Mažas</text:p>
          </table:table-cell>
        </table:table-row>
      </table:table>
      <text:p text:style-name="P3"/>
      <text:h text:style-name="P40" text:outline-level="1"><text:bookmark-start text:name="__RefHeading__514_1094760694"/>7. Netestuojamos savybės<text:bookmark-end text:name="__RefHeading__514_1094760694"/></text:h>
      <text:p text:style-name="P14">Šios programos „Užrašų knygelė“ savybės nėra testuojamos.</text:p>
      <text:list xml:id="list6778448220814858610" text:style-name="L4">
        <text:list-item>
          <text:p text:style-name="P23">Sistemos resursų reikalavimai</text:p>
        </text:list-item>
        <text:list-item>
          <text:p text:style-name="P23">Reikalaujama programos langų rezoliucija</text:p>
        </text:list-item>
      </text:list>
      <text:p text:style-name="P14"/>
      <text:h text:style-name="P37" text:outline-level="1"><text:bookmark-start text:name="__RefHeading__516_1094760694"/>8. Testavimo taktika<text:bookmark-end text:name="__RefHeading__516_1094760694"/></text:h>
      <text:list xml:id="list7631542036039625340" text:style-name="L5">
        <text:list-item>
          <text:p text:style-name="P24">Naudojama github informacinė sistema programuotojams</text:p>
        </text:list-item>
        <text:list-item>
          <text:p text:style-name="P24">Rasti defektai registruojami github programuotojų informacinėje sistemoje</text:p>
        </text:list-item>
        <text:list-item>
          <text:p text:style-name="P24">Kodavimo metu rašomi vienetų testai (ang. „Unit tests“)</text:p>
        </text:list-item>
        <text:list-item>
          <text:p text:style-name="P24">Github informacinė sistema paleidžia ir atvaizduoja <text:span text:style-name="T9">vienetų </text:span>testų rezultatus</text:p>
        </text:list-item>
        <text:list-item>
          <text:p text:style-name="P24">Prieš kiekvienos naujos versijos išleidimą atliekami prieš-išleidiminiai (ang. „Pre-release tests“) testai. Jie atliekami rankiniu būdu.</text:p>
        </text:list-item>
      </text:list>
      <text:h text:style-name="P37" text:outline-level="1"><text:bookmark-start text:name="__RefHeading__518_1094760694"/>9. Sėkmingo/nesėkmingo testavimo kriterijai<text:bookmark-end text:name="__RefHeading__518_1094760694"/></text:h>
      <text:p text:style-name="P15">Programa laikoma sėkmingai praėjusi testus jeigu:</text:p>
      <text:list xml:id="list3953209853957122676" text:style-name="L6">
        <text:list-item>
          <text:p text:style-name="P25">Visi automatiniai testai neranda klaidų</text:p>
        </text:list-item>
        <text:list-item>
          <text:p text:style-name="P25">Prieš-išleidiminiai testai neranda jokių klaidų Vidutinio ir Didelio rizikos lygmens testuose.</text:p>
        </text:list-item>
      </text:list>
      <text:h text:style-name="P37" text:outline-level="1"><text:bookmark-start text:name="__RefHeading__520_1094760694"/>10. Sustabdymo ir pratęsimo kriterijai<text:bookmark-end text:name="__RefHeading__520_1094760694"/></text:h>
      <text:list xml:id="list6917506667652061394" text:style-name="L7">
        <text:list-item>
          <text:p text:style-name="P26">Sustabdymo kriterijai</text:p>
          <text:list>
            <text:list-item>
              <text:p text:style-name="P26">Rastas nors vienas didelio rizikos lygmens defektas</text:p>
            </text:list-item>
            <text:list-item>
              <text:p text:style-name="P26">Rasti trys vidutinio lygmens defektai</text:p>
            </text:list-item>
            <text:list-item>
              <text:p text:style-name="P26">Kitos priežastys</text:p>
            </text:list-item>
          </text:list>
        </text:list-item>
        <text:list-item>
          <text:p text:style-name="P26">Pratęsimo kriterijai</text:p>
          <text:list>
            <text:list-item>
              <text:p text:style-name="P26">Ištaisyti visi <text:span text:style-name="T10">iki tol žinomi defektai</text:span></text:p>
            </text:list-item>
            <text:list-item>
              <text:p text:style-name="P26">Kitos priežastys</text:p>
            </text:list-item>
          </text:list>
        </text:list-item>
      </text:list>
      <text:p text:style-name="P15"/>
      <text:h text:style-name="P41" text:outline-level="1"><text:bookmark-start text:name="__RefHeading__522_1094760694"/>11. Planuojami darbo produktai<text:bookmark-end text:name="__RefHeading__522_1094760694"/></text:h>
      <text:list xml:id="list7366256826263214607" text:style-name="L8">
        <text:list-item>
          <text:p text:style-name="P27">Testavimo planas</text:p>
        </text:list-item>
        <text:list-item>
          <text:p text:style-name="P27">Rankinio testavimo atvejai</text:p>
        </text:list-item>
        <text:list-item>
          <text:p text:style-name="P27">Automatiniai testai</text:p>
        </text:list-item>
        <text:list-item>
          <text:p text:style-name="P28">Defektų sąrašas github informacinėje sistemoje su prisegtais vykdymo žurnalais</text:p>
        </text:list-item>
      </text:list>
      <text:h text:style-name="P38" text:outline-level="1"><text:bookmark-start text:name="__RefHeading__524_1094760694"/>12. Likusios testavimo užduotys<text:bookmark-end text:name="__RefHeading__524_1094760694"/></text:h>
      <text:p text:style-name="P16">Nėra</text:p>
      <text:h text:style-name="P38" text:outline-level="1"><text:bookmark-start text:name="__RefHeading__526_1094760694"/>13. Aplinkos reikalavimai<text:bookmark-end text:name="__RefHeading__526_1094760694"/></text:h>
      <text:list xml:id="list7065581087218282112" text:style-name="L9">
        <text:list-item>
          <text:p text:style-name="P29">Github informacinė sistema ir užregistruotas vartotojas šioje sistemoje</text:p>
        </text:list-item>
        <text:list-item>
          <text:p text:style-name="P29">Git išeities kodo kontrolės sistema</text:p>
        </text:list-item>
      </text:list>
      <text:h text:style-name="P38" text:outline-level="1"><text:bookmark-start text:name="__RefHeading__528_1094760694"/>14. Kompetencijų ir mokymų poreikiai<text:bookmark-end text:name="__RefHeading__528_1094760694"/></text:h>
      <text:p text:style-name="P17"><text:tab/><text:span text:style-name="T8">Žmonės mokantys atlikti testus pagal pateiktus testavimo atvejus, susipažinę su github informacine sistema ir kuriama programine įranga.</text:span></text:p>
      <text:h text:style-name="P38" text:outline-level="1"><text:bookmark-start text:name="__RefHeading__530_1094760694"/>15. Atsakomybės<text:bookmark-end text:name="__RefHeading__530_1094760694"/></text:h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Atsakomybės</text:p>
          </table:table-cell>
          <table:table-cell table:style-name="Table2.A1" office:value-type="string">
            <text:p text:style-name="P34">Atsakingas asmuo</text:p>
          </table:table-cell>
        </table:table-row>
        <table:table-row table:style-name="Table2.1">
          <table:table-cell table:style-name="Table2.A1" office:value-type="string">
            <text:p text:style-name="P11">Rizikų valdymas</text:p>
          </table:table-cell>
          <table:table-cell table:style-name="Table2.A1" office:value-type="string">
            <text:p text:style-name="P11">Darbuotojas 1</text:p>
          </table:table-cell>
        </table:table-row>
        <table:table-row table:style-name="Table2.1">
          <table:table-cell table:style-name="Table2.A1" office:value-type="string">
            <text:p text:style-name="P11">Testuojamų ir netestuojamų savybių parinkimas</text:p>
          </table:table-cell>
          <table:table-cell table:style-name="Table2.A1" office:value-type="string">
            <text:p text:style-name="P11">Darbuotojas 2</text:p>
          </table:table-cell>
        </table:table-row>
        <table:table-row table:style-name="Table2.1">
          <table:table-cell table:style-name="Table2.A1" office:value-type="string">
            <text:p text:style-name="P11">Testavimo taktikos sudarymas</text:p>
          </table:table-cell>
          <table:table-cell table:style-name="Table2.A1" office:value-type="string">
            <text:p text:style-name="P11">Darbuotojas 2</text:p>
          </table:table-cell>
        </table:table-row>
        <table:table-row table:style-name="Table2.1">
          <table:table-cell table:style-name="Table2.A1" office:value-type="string">
            <text:p text:style-name="P11">Aplinkos paruošimas</text:p>
          </table:table-cell>
          <table:table-cell table:style-name="Table2.A1" office:value-type="string">
            <text:p text:style-name="P11">Darbuotojas 3,4,5</text:p>
          </table:table-cell>
        </table:table-row>
        <table:table-row table:style-name="Table2.1">
          <table:table-cell table:style-name="Table2.A6" office:value-type="string">
            <text:p text:style-name="P11">Grafiko valdymas</text:p>
          </table:table-cell>
          <table:table-cell table:style-name="Table2.A6" office:value-type="string">
            <text:p text:style-name="P11">Darbuotojas 2</text:p>
          </table:table-cell>
        </table:table-row>
        <table:table-row table:style-name="Table2.1">
          <table:table-cell table:style-name="Table2.A6" office:value-type="string">
            <text:p text:style-name="P11">Mokymus</text:p>
          </table:table-cell>
          <table:table-cell table:style-name="Table2.A6" office:value-type="string">
            <text:p text:style-name="P11">Darbuotojas 3</text:p>
          </table:table-cell>
        </table:table-row>
        <table:table-row table:style-name="Table2.1">
          <table:table-cell table:style-name="Table2.A6" office:value-type="string">
            <text:p text:style-name="P11">Kritinius sprendimus, neapibrėžtus testavimo plane</text:p>
          </table:table-cell>
          <table:table-cell table:style-name="Table2.A6" office:value-type="string">
            <text:p text:style-name="P11">Darbuotojas 1</text:p>
          </table:table-cell>
        </table:table-row>
      </table:table>
      <text:h text:style-name="P38" text:outline-level="1"><text:bookmark-start text:name="__RefHeading__532_1094760694"/>16. Grafikas<text:bookmark-end text:name="__RefHeading__532_1094760694"/></text:h>
      <text:list xml:id="list6923458175973784815" text:style-name="L10">
        <text:list-item>
          <text:p text:style-name="P30">Vienetų testai turi būti parašyti iki vieneto kodavimo pabaigos</text:p>
        </text:list-item>
        <text:list-item>
          <text:p text:style-name="P30">Vienetų testai atliekami automatiškai kas valandą</text:p>
        </text:list-item>
        <text:list-item>
          <text:p text:style-name="P30">Prieš-išleidiminiai testai turi būti sėkmingai atlikti prieš išleidžiant programinės įrangos naują versiją</text:p>
        </text:list-item>
        <text:list-item>
          <text:p text:style-name="P30">Nukrypus nuo grafiko turi būti peržvelgiamas procesas ir užtikrinama, kad tai nepasikartotų</text:p>
        </text:list-item>
      </text:list>
      <text:h text:style-name="P42" text:outline-level="1"><text:bookmark-start text:name="__RefHeading__534_1094760694"/>17. Rizikos ir nenumatyti atvejai<text:bookmark-end text:name="__RefHeading__534_1094760694"/></text:h>
      <text:list xml:id="list1296267184341528298" text:style-name="L11">
        <text:list-item>
          <text:p text:style-name="P31">Laiko trūkumas atlikti testavimą bei taisymą</text:p>
        </text:list-item>
        <text:list-item>
          <text:p text:style-name="P31">Sistemos kūrimo vėlavimas</text:p>
        </text:list-item>
        <text:list-item>
          <text:p text:style-name="P31">Reikalavimų pasikeitimas</text:p>
        </text:list-item>
        <text:list-item>
          <text:p text:style-name="P31">Kiti nenumatyti atvejai</text:p>
        </text:list-item>
      </text:list>
      <text:h text:style-name="P38" text:outline-level="1"><text:bookmark-start text:name="__RefHeading__536_1094760694"/>18. Patvirtinimai<text:bookmark-end text:name="__RefHeading__536_1094760694"/></text:h>
      <text:list xml:id="list8090802486966856673" text:style-name="L12">
        <text:list-item>
          <text:p text:style-name="P32">Įmonės vadovybę</text:p>
        </text:list-item>
        <text:list-item>
          <text:p text:style-name="P32">Projektų vadovas</text:p>
        </text:list-item>
        <text:list-item>
          <text:p text:style-name="P32">Klientas ar jo atstov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ragrafas" style:family="paragraph" style:parent-style-name="Standard" style:default-outline-level="">
      <style:paragraph-properties fo:margin-left="0in" fo:margin-right="0in" fo:margin-top="0.0835in" fo:margin-bottom="0.0835in" style:contextual-spacing="false" fo:text-indent="0.5516in" style:auto-text-indent="false"/>
      <style:text-properties style:font-name="Times New Roman" fo:font-family="'Times New Roman'" style:font-family-generic="roman" style:font-pitch="variable" fo:font-size="12pt" fo:language="lt" fo:country="L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1.1811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20:02:08.500743027</meta:creation-date>
    <dc:date>2014-12-07T16:59:46.868480990</dc:date>
    <meta:editing-duration>PT55M38S</meta:editing-duration>
    <meta:editing-cycles>12</meta:editing-cycles>
    <meta:generator>LibreOffice/4.2.7.2$Linux_X86_64 LibreOffice_project/420m0$Build-2</meta:generator>
    <meta:document-statistic meta:table-count="2" meta:image-count="0" meta:object-count="0" meta:page-count="6" meta:paragraph-count="125" meta:word-count="536" meta:character-count="3969" meta:non-whitespace-character-count="3595"/>
  </office:meta>
</office:document-meta>
</file>